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7.392cm"/>
    </style:style>
    <style:style style:name="co11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8" style:family="table-cell" style:parent-style-name="Default"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42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00-00-00</text:date>, <text:time style:data-style-name="N2" text:time-value="04:59:03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8T07:13:03.286000000</dc:date>
    <meta:editing-duration>P2DT9H4M16S</meta:editing-duration>
    <meta:editing-cycles>259</meta:editing-cycles>
    <meta:generator>LibreOffice/7.1.2.2$Windows_X86_64 LibreOffice_project/8a45595d069ef5570103caea1b71cc9d82b2aae4</meta:generator>
    <meta:document-statistic meta:table-count="3" meta:cell-count="1766" meta:object-count="0"/>
  </office:meta>
</office:document-meta>
</file>